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obePDFSchema.AdobePDF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obePDFSchema.getDefaultMergeRu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obePDFSchema.getAdapter( Metadata m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